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46.16mm" svg:y="1mm">
            <loext:p draw:notify-on-update-of-ranges="Sheet1.A1:Sheet1.A1 Sheet1.A2:Sheet1.A21 Sheet1.B1:Sheet1.B1 Sheet1.B2:Sheet1.B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terations</text:p>
          </table:table-cell>
          <table:table-cell table:style-name="Default" office:value-type="string" calcext:value-type="string">
            <text:p>Accuracy</text:p>
          </table:table-cell>
          <table:table-cell table:number-columns-repeated="4"/>
        </table:table-row>
        <table:table-row table:style-name="ro1">
          <table:table-cell table:formula="of:=2" office:value-type="float" office:value="2" calcext:value-type="float">
            <text:p>2</text:p>
          </table:table-cell>
          <table:table-cell office:value-type="percentage" office:value="0.4485" calcext:value-type="percentage">
            <text:p>44.85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4" calcext:value-type="float">
            <text:p>4</text:p>
          </table:table-cell>
          <table:table-cell office:value-type="percentage" office:value="0.476" calcext:value-type="percentage">
            <text:p>47.60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6" calcext:value-type="float">
            <text:p>6</text:p>
          </table:table-cell>
          <table:table-cell office:value-type="percentage" office:value="0.5353" calcext:value-type="percentage">
            <text:p>53.53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8" calcext:value-type="float">
            <text:p>8</text:p>
          </table:table-cell>
          <table:table-cell office:value-type="percentage" office:value="0.9175" calcext:value-type="percentage">
            <text:p>91.75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10" calcext:value-type="float">
            <text:p>10</text:p>
          </table:table-cell>
          <table:table-cell office:value-type="percentage" office:value="0.6566" calcext:value-type="percentage">
            <text:p>65.66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12" calcext:value-type="float">
            <text:p>12</text:p>
          </table:table-cell>
          <table:table-cell office:value-type="percentage" office:value="0.7609" calcext:value-type="percentage">
            <text:p>76.09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14" calcext:value-type="float">
            <text:p>14</text:p>
          </table:table-cell>
          <table:table-cell office:value-type="percentage" office:value="0.8759" calcext:value-type="percentage">
            <text:p>87.59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16" calcext:value-type="float">
            <text:p>16</text:p>
          </table:table-cell>
          <table:table-cell office:value-type="percentage" office:value="0.9852" calcext:value-type="percentage">
            <text:p>98.52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18" calcext:value-type="float">
            <text:p>18</text:p>
          </table:table-cell>
          <table:table-cell office:value-type="percentage" office:value="0.909" calcext:value-type="percentage">
            <text:p>90.90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20" calcext:value-type="float">
            <text:p>20</text:p>
          </table:table-cell>
          <table:table-cell office:value-type="percentage" office:value="0.9612" calcext:value-type="percentage">
            <text:p>96.12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22" calcext:value-type="float">
            <text:p>22</text:p>
          </table:table-cell>
          <table:table-cell office:value-type="percentage" office:value="0.9612" calcext:value-type="percentage">
            <text:p>96.12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24" calcext:value-type="float">
            <text:p>24</text:p>
          </table:table-cell>
          <table:table-cell office:value-type="percentage" office:value="0.9612" calcext:value-type="percentage">
            <text:p>96.12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26" calcext:value-type="float">
            <text:p>26</text:p>
          </table:table-cell>
          <table:table-cell office:value-type="percentage" office:value="0.9683" calcext:value-type="percentage">
            <text:p>96.83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28" calcext:value-type="float">
            <text:p>28</text:p>
          </table:table-cell>
          <table:table-cell office:value-type="percentage" office:value="0.9647" calcext:value-type="percentage">
            <text:p>96.47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30" calcext:value-type="float">
            <text:p>30</text:p>
          </table:table-cell>
          <table:table-cell office:value-type="percentage" office:value="0.9647" calcext:value-type="percentage">
            <text:p>96.47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32" calcext:value-type="float">
            <text:p>32</text:p>
          </table:table-cell>
          <table:table-cell office:value-type="percentage" office:value="0.9647" calcext:value-type="percentage">
            <text:p>96.47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34" calcext:value-type="float">
            <text:p>34</text:p>
          </table:table-cell>
          <table:table-cell office:value-type="percentage" office:value="0.9647" calcext:value-type="percentage">
            <text:p>96.47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36" calcext:value-type="float">
            <text:p>36</text:p>
          </table:table-cell>
          <table:table-cell office:value-type="percentage" office:value="0.9647" calcext:value-type="percentage">
            <text:p>96.47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38" calcext:value-type="float">
            <text:p>38</text:p>
          </table:table-cell>
          <table:table-cell office:value-type="percentage" office:value="0.9647" calcext:value-type="percentage">
            <text:p>96.47%</text:p>
          </table:table-cell>
          <table:table-cell table:number-columns-repeated="4"/>
        </table:table-row>
        <table:table-row table:style-name="ro1">
          <table:table-cell table:formula="of:= [.$A$2] * (ROW()-1)" office:value-type="float" office:value="40" calcext:value-type="float">
            <text:p>40</text:p>
          </table:table-cell>
          <table:table-cell office:value-type="percentage" office:value="0.9647" calcext:value-type="percentage">
            <text:p>96.47%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3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2:49:49.021441729</meta:creation-date>
    <dc:date>2018-03-28T20:32:59.869326228</dc:date>
    <meta:editing-duration>PT3H2M22S</meta:editing-duration>
    <meta:editing-cycles>5</meta:editing-cycles>
    <meta:generator>LibreOffice/5.1.6.2$Linux_X86_64 LibreOffice_project/10m0$Build-2</meta:generator>
    <meta:document-statistic meta:table-count="1" meta:cell-count="43" meta:object-count="1"/>
    <meta:user-defined meta:name="qrichtext">1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 style:data-style-name="N11">
      <style:chart-properties chart:display-label="true" chart:logarithmic="false" chart:minimum="0.4" chart:maximum="1" chart:interval-major="0.0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draw:stroke-dash="Ultrafine_20_Dashed" svg:stroke-width="0.02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draw:stroke-dash="Fine_20_Dashe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plot-area chart:style-name="ch2" table:cell-range-address="Sheet1.A1:Sheet1.B21" chart:data-source-has-labels="both" svg:x="1.314cm" svg:y="0.18cm" svg:width="14.366cm" svg:height="7.676cm">
          <chartooo:coordinate-region svg:x="2.835cm" svg:y="0.375cm" svg:width="12.42cm" svg:height="6.842cm"/>
          <chart:axis chart:dimension="x" chart:name="primary-x" chart:style-name="ch3" chartooo:axis-type="auto">
            <chartooo:date-scale/>
            <chart:title svg:x="7.752cm" svg:y="8.037cm" chart:style-name="ch4">
              <text:p>Iterations</text:p>
            </chart:title>
            <chart:categories table:cell-range-address="Sheet1.A2:Sheet1.A21"/>
            <chart:grid chart:style-name="ch5" chart:class="major"/>
          </chart:axis>
          <chart:axis chart:dimension="y" chart:name="primary-y" chart:style-name="ch6">
            <chart:title svg:x="0.451cm" svg:y="4.763cm" chart:style-name="ch7">
              <text:p>Accuracy</text:p>
            </chart:title>
            <chart:grid chart:style-name="ch5" chart:class="major"/>
          </chart:axis>
          <chart:series chart:style-name="ch8" chart:values-cell-range-address="Sheet1.B2:Sheet1.B21" chart:label-cell-address="Sheet1.B1:Sheet1.B1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uracy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2:Sheet1.A21</svg:desc>
                </draw:g>
              </table:table-cell>
              <table:table-cell office:value-type="float" office:value="0.4485">
                <text:p>0.4485</text:p>
                <draw:g>
                  <svg:desc>Sheet1.B2:Sheet1.B2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476">
                <text:p>0.47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5353">
                <text:p>0.535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9175">
                <text:p>0.91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566">
                <text:p>0.656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7609">
                <text:p>0.760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759">
                <text:p>0.875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9852">
                <text:p>0.98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909">
                <text:p>0.90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612">
                <text:p>0.961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9612">
                <text:p>0.961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9612">
                <text:p>0.961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9683">
                <text:p>0.9683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647">
                <text:p>0.964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9647">
                <text:p>0.96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